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C2500000BCC00000BCCFDDE9653.svg"/>
  <manifest:file-entry manifest:media-type="image/png" manifest:full-path="Pictures/1000020100000072000000722FF897AD.png"/>
  <manifest:file-entry manifest:media-type="image/svg+xml" manifest:full-path="Pictures/1000294C00000B0600000B066E51752E.svg"/>
  <manifest:file-entry manifest:media-type="image/png" manifest:full-path="Pictures/100002010000006B0000006BAC858C1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cm" svg:height="15cm" svg:x="3cm" svg:y="6.6cm">
          <draw:image xlink:href="Pictures/100002010000006B0000006BAC858C12.png" xlink:type="simple" xlink:show="embed" xlink:actuate="onLoad"/>
          <draw:image xlink:href="Pictures/1000294C00000B0600000B066E51752E.svg" xlink:type="simple" xlink:show="embed" xlink:actuate="onLoad">
            <text:p/>
          </draw:image>
        </draw:frame>
        <draw:frame draw:style-name="gr1" draw:text-style-name="P1" draw:layer="layout" svg:width="9cm" svg:height="9cm" draw:transform="rotate (0.38100537571029) translate (6.199cm 5.745cm)">
          <draw:image xlink:href="Pictures/1000020100000072000000722FF897AD.png" xlink:type="simple" xlink:show="embed" xlink:actuate="onLoad"/>
          <draw:image xlink:href="Pictures/10000C2500000BCC00000BCCFDDE9653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06T09:56:59.11</meta:creation-date>
    <dc:date>2016-12-06T10:13:44.57</dc:date>
    <meta:editing-duration>PT15M</meta:editing-duration>
    <meta:editing-cycles>5</meta:editing-cycles>
    <meta:generator>OpenOffice/4.1.2$Win32 OpenOffice.org_project/412m3$Build-9782</meta:generator>
    <meta:document-statistic meta:object-count="2"/>
  </office:meta>
</office:document-meta>
</file>